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Open Sans', 'Lucida Grande', 'Segoe UI', Helvetica, Arial, sans-serif"/>
    <style:font-face style:name="FreeSans" svg:font-family="FreeSans" style:font-family-generic="swiss"/>
    <style:font-face style:name="Lohit Bengali1"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Bengali" svg:font-family="'Lohit Bengal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Lohit Bengali1"/>
    </style:style>
    <style:style style:name="P3" style:family="paragraph" style:parent-style-name="Standard">
      <style:paragraph-properties fo:text-align="justify" style:justify-single-word="false"/>
      <style:text-properties style:font-name="Lohit Bengali1" officeooo:rsid="0000be20" officeooo:paragraph-rsid="0000be20"/>
    </style:style>
    <style:style style:name="P4" style:family="paragraph" style:parent-style-name="Standard">
      <style:paragraph-properties fo:text-align="justify" style:justify-single-word="false"/>
      <style:text-properties style:font-name="Lohit Bengali1" fo:font-weight="bold" officeooo:rsid="00029f77" officeooo:paragraph-rsid="00029f77" style:font-weight-asian="bold" style:font-weight-complex="bold"/>
    </style:style>
    <style:style style:name="P5" style:family="paragraph" style:parent-style-name="Standard">
      <style:paragraph-properties fo:text-align="justify" style:justify-single-word="false"/>
      <style:text-properties style:font-name="Lohit Bengali1" fo:font-weight="normal" officeooo:rsid="00029f77" officeooo:paragraph-rsid="00029f77" style:font-weight-asian="normal" style:font-weight-complex="normal"/>
    </style:style>
    <style:style style:name="P6" style:family="paragraph" style:parent-style-name="Standard" style:master-page-name="MP0">
      <style:paragraph-properties fo:text-align="justify" style:justify-single-word="false" style:page-number="auto" fo:break-before="page"/>
      <style:text-properties style:font-name="Lohit Bengali1" fo:font-weight="bold" style:font-weight-asian="bold" style:font-weight-complex="bold"/>
    </style:style>
    <style:style style:name="T1" style:family="text">
      <style:text-properties style:font-name="Lohit Bengali"/>
    </style:style>
    <style:style style:name="T2" style:family="text">
      <style:text-properties style:font-name="Lohit Bengali" fo:font-weight="bold" style:font-weight-asian="bold"/>
    </style:style>
    <style:style style:name="T3" style:family="text">
      <style:text-properties style:font-name="Lohit Bengali"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style:font-size-asian="12pt" style:font-size-complex="12pt"/>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size="12pt" style:font-size-asian="12pt" style:font-size-complex="12pt"/>
    </style:style>
    <style:style style:name="T13" style:family="text">
      <style:text-properties style:font-name="Liberation Serif" fo:font-size="12pt" style:font-size-asian="12pt" style:font-size-complex="12pt"/>
    </style:style>
    <style:style style:name="T14" style:family="text">
      <style:text-properties style:font-name="Lohit Bengali1"/>
    </style:style>
    <style:style style:name="T15" style:family="text">
      <style:text-properties style:font-name="Lohit Bengali1" fo:font-weight="bold" style:font-weight-asian="bold"/>
    </style:style>
    <style:style style:name="T16" style:family="text">
      <style:text-properties style:font-name="Lohit Bengali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ravel 5:</text:p>
      <text:p text:style-name="P2">En la carpeta app/ ahora está encargada exclusivamente de alojar las clases de nuestra aplicación y usa el esquema PSR-4. Acá es donde pasaremos la mayor parte del tiempo de desarrollo de nuestra aplicación.</text:p>
      <text:p text:style-name="P2"/>
      <text:p text:style-name="P2">.env:</text:p>
      <text:p text:style-name="P2">Dentro del archivo .env se configuran los accesos a la base de datos como el nombre el usuario y el password (este archivo no sera subido a git)</text:p>
      <text:p text:style-name="P2"/>
      <text:p text:style-name="P2">En Laravel 5 los middleware (que en Laravel 4 se conocían como “Filtros”) están en el medio de la petición de usuario y el código para ejecutar dicha petición, y nos permiten proteger rutas entre otras utilidades.</text:p>
      <text:p text:style-name="P2"/>
      <text:p text:style-name="P1"><text:span text:style-name="Fuente_20_de_20_párrafo_20_predeter."><text:span text:style-name="T16">Las migraciones</text:span></text:span><text:span text:style-name="Fuente_20_de_20_párrafo_20_predeter."><text:span text:style-name="T14">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span></text:span></text:p>
      <text:p text:style-name="P2"/>
      <text:p text:style-name="P2">Las migraciones permiten definir las tablas con programación orientada a objetos en vez de SQL, lo cual nos da portabilidad a los diferentes motores que soporta Laravel: MySQL, Postgres, SQLite, y SQL Server.</text:p>
      <text:p text:style-name="P2"/>
      <text:p text:style-name="P2">También son ideales para que nuestro equipo de trabajo mantenga los cambios y pueda ejecutarlos con un comando en vez de estar adivinando que SQLs cargar y cuales no.</text:p>
      <text:p text:style-name="P2"/>
      <text:p text:style-name="P1"><text:span text:style-name="Fuente_20_de_20_párrafo_20_predeter."><text:span text:style-name="T16">Los seeders</text:span></text:span><text:span text:style-name="Fuente_20_de_20_párrafo_20_predeter."><text:span text:style-name="T14">, son un recurso que nos permite cargar información a nuestras tablas para probar de manera sencilla y rápida el funcionamiento de nuestra aplicación (paginación, filtros, entre otros).</text:span></text:span></text:p>
      <text:p text:style-name="P2"/>
      <text:p text:style-name="P2"/>
      <text:p text:style-name="P2"/>
      <text:p text:style-name="P1"><text:soft-page-break/><text:span text:style-name="Fuente_20_de_20_párrafo_20_predeter."><text:span text:style-name="T16">Faker</text:span></text:span><text:span text:style-name="Fuente_20_de_20_párrafo_20_predeter."><text:span text:style-name="T14"> es un componente que genera datos para ti. De manera que con solo agregar el componente, hacer el llamado del mismo en el seed más unas simples líneas de códigos, podrás tener tantos datos como sean necesarios para evaluar tu aplicación correctamente.</text:span></text:span></text:p>
      <text:p text:style-name="P2"/>
      <text:p text:style-name="P1"><text:span text:style-name="Fuente_20_de_20_párrafo_20_predeter."><text:span text:style-name="T14">El tipo de dato "</text:span></text:span><text:span text:style-name="Fuente_20_de_20_párrafo_20_predeter."><text:span text:style-name="T16">enum</text:span></text:span><text:span text:style-name="Fuente_20_de_20_párrafo_20_predeter."><text:span text:style-name="T14">" representa una enumeración. Puede tener un máximo de 65535 valores distintos. Es una cadena cuyo valor se elige de una lista enumerada de valores permitidos que se especifica al definir el campo. Puede ser una cadena vacía, incluso "null".</text:span></text:span></text:p>
      <text:p text:style-name="P2"/>
      <text:p text:style-name="P1"><text:span text:style-name="Fuente_20_de_20_párrafo_20_predeter."><text:span text:style-name="T14">En primer lugar </text:span></text:span><text:span text:style-name="Fuente_20_de_20_párrafo_20_predeter."><text:span text:style-name="T16">Fluent</text:span></text:span><text:span text:style-name="Fuente_20_de_20_párrafo_20_predeter."><text:span text:style-name="T14">, que no es nada más que un constructor de consultas SQL o “query builder” (basado en PDO) y está encargado de generar cualquier consulta a la base de datos, ya sea para traer, insertar, actualizar, o eliminar datos. <text:s/>Cabe destacar que además de facilitar la interacción con nuestra base de datos, <text:s/>las consultas generadas vienen por defecto con los niveles de seguridad para evitar inyecciones SQL en nuestras consultas.</text:span></text:span></text:p>
      <text:p text:style-name="P2"/>
      <text:p text:style-name="P1"><text:span text:style-name="Fuente_20_de_20_párrafo_20_predeter."><text:span text:style-name="T16">El mapeo objeto-relacional </text:span></text:span><text:span text:style-name="Fuente_20_de_20_párrafo_20_predeter."><text:span text:style-name="T14">(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span></text:span></text:p>
      <text:p text:style-name="P2"/>
      <text:p text:style-name="P1"><text:span text:style-name="Fuente_20_de_20_párrafo_20_predeter."><text:span text:style-name="T16">Eloquent</text:span></text:span><text:span text:style-name="Fuente_20_de_20_párrafo_20_predeter."><text:span text:style-name="T14"> es el ORM de laravel nos permiten mapear datos de la base de datos para convertirlos a objetos y viceversa, tomar un objeto y guardarlo como un registro de la base de datos.</text:span></text:span></text:p>
      <text:p text:style-name="P2"/>
      <text:p text:style-name="P1"><text:span text:style-name="Fuente_20_de_20_párrafo_20_predeter."><text:span text:style-name="T15">Blade</text:span></text:span><text:span text:style-name="Fuente_20_de_20_párrafo_20_predeter."><text:span text:style-name="T14"> es el motor de plantillas de larvel, es básicamente un sub-lenguaje muy </text:span></text:span><text:soft-page-break/><text:span text:style-name="Fuente_20_de_20_párrafo_20_predeter."><text:span text:style-name="T14">sencillo, que antes de ser usado por nuestra aplicación, es compilado a PHP plano. Para usar Blade, simplemente creen sus plantillas en el directorio views/ con la extensión .blade.php en vez de .php.</text:span></text:span></text:p>
      <text:p text:style-name="P2"/>
      <text:p text:style-name="P2">Array Asociativos: Supongamos el array nombre[0], nombre[1], nombre[2]. El nombre de variable para el array es “nombre” mientras que los índices son 0, 1 y 2.</text:p>
      <text:p text:style-name="P2"/>
      <text:p text:style-name="P2">El índice se caracteriza por conectar los elementos del array por medio de una numeración que empieza por cero. Así, el primer elemento del array tiene índice cero, el segundo tiene índice uno, y así sucesivamente.</text:p>
      <text:p text:style-name="P2"/>
      <text:p text:style-name="P2">Pero en realidad, resulta que este índice es numérico solo por defecto; es decir, tenemos la posibilidad de crear nuestro propio índice dentro de un array. Cuando hacemos esto, estamos convirtiendo el array en lo que se denomina un array asociativo.</text:p>
      <text:p text:style-name="P2"/>
      <text:p text:style-name="P1"><text:span text:style-name="Fuente_20_de_20_párrafo_20_predeter."><text:span text:style-name="T15">Laravel Collective</text:span></text:span><text:span text:style-name="T14"> es un proyecto que ha buscado rescatar y mantener algunas de las funcionalidades que se han removido del núcleo de Laravel durante sus actualizaciones pero que aun así siguen siendo de gran utilidad para algunos desarrolladores.</text:span></text:p>
      <text:p text:style-name="P2"/>
      <text:p text:style-name="P1"><text:span text:style-name="Fuente_20_de_20_párrafo_20_predeter."><text:span text:style-name="T15">Helpers</text:span></text:span><text:span text:style-name="T14"> son las clases simil-componentes para la capa de aplicación de tu aplicación. Ellos contienen la lógica presentacional que es compartida entre vistas, elementos, o layouts.</text:span></text:p>
      <text:p text:style-name="P2"/>
      <text:p text:style-name="P1"><text:span text:style-name="Fuente_20_de_20_párrafo_20_predeter."><text:span text:style-name="T15">Controlador de tipo Resource </text:span></text:span><text:span text:style-name="T14">que usaremos para el resto de nuestro módulo de usuarios con Laravel, así evitaremos las posibles colisiones en las rutas y a su vez comenzaremos a ver las asociaciones entre una acción en un controlador, una URL y el nombre de una ruta (named routes).</text:span></text:p>
      <text:p text:style-name="P2"/>
      <text:p text:style-name="P1"><text:span text:style-name="Fuente_20_de_20_párrafo_20_predeter."><text:span text:style-name="T15">La inyección de dependencias</text:span></text:span><text:span text:style-name="T14"> es un patrón de diseño de software usado en la Programación Orientada a Objetos, que trata de solucionar las necesidades de creación de los objetos de una manera práctica, útil, escalable y con una alta </text:span><text:soft-page-break/><text:span text:style-name="T14">versatilidad del código.</text:span></text:p>
      <text:p text:style-name="P2"/>
      <text:p text:style-name="P2">En la mayoría de los frameworks actuales se aplica la Inyección de dependencias como parte de las herramientas y modelos que facilitan al programador. Como cualquier patrón de diseño de software trata de solucionar de una manera elegante un problema habitual en el desarrollo de software, por lo que también es idóneo utilizar este patrón en el desarrollo de proyectos a pequeña escala.</text:p>
      <text:p text:style-name="P2"/>
      <text:p text:style-name="P3"><text:span text:style-name="T5">DRY (don't repeat yourself)</text:span>:<text:span text:style-name="T12"> </text:span><text:span text:style-name="T9">Este es para mí, uno de los principios más importantes. Y además muy simple de entender. No hay que escribir código duplicado. El código duplicado es propenso a generar errores y es difícil de mantener. Si estás repitiendo código, extrae ese código a una función para encapsularlo. Si tenemos que hacer un cambio, este estará localizado en un solo punto, y no desperdigado por todo el código fuente.</text:span></text:p>
      <text:p text:style-name="P3"><text:span text:style-name="T9"/></text:p>
      <text:p text:style-name="P4"><text:span text:style-name="T11">Middleware: </text:span><text:span text:style-name="T10">Laravel 5 implementa Middleware, que tienen una utilidad similar a los filtros (filters) de Laravel 4. En el sentido que nos permiten proteger rutas y acciones de acceso no autorizado.</text:span></text:p>
      <text:p text:style-name="P5"><text:span text:style-name="T11"/></text:p>
      <text:p text:style-name="P5"><text:span text:style-name="T11">El Middleware, como el nombre lo indica, se situa en el medio entre la petición del usuario (Request) y las acciones del controlador que arman y envían la respuesta (Response).</text:span></text:p>
      <text:p text:style-name="P5"><text:span text:style-name="T11"/></text:p>
      <text:p text:style-name="P5"><text:span text:style-name="T11">Entonces si quieres crear un nuevo usuario, envías una petición, pero antes de que tu petición sea procesada, el middleware puede revisar si realmente tienes permiso para ejecutar dicha acción, y en caso de que no, mandarte a la página de login o enviar un error 401 (dependiendo del Middleware que uses o def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Open Sans', 'Lucida Grande', 'Segoe UI', Helvetica, Arial, sans-serif"/>
    <style:font-face style:name="FreeSans" svg:font-family="FreeSans" style:font-family-generic="swiss"/>
    <style:font-face style:name="Lohit Bengali1"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Bengali" svg:font-family="'Lohit Bengal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GT"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GT"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initial-creator>Felix </meta:initial-creator>
    <dc:creator>Felix </dc:creator>
    <meta:creation-date>2015-12-21T13:30:00Z</meta:creation-date>
    <dc:date>2016-01-25T09:22:45.789644189</dc:date>
    <meta:editing-cycles>24</meta:editing-cycles>
    <meta:editing-duration>PT13H7M9S</meta:editing-duration>
    <meta:document-statistic meta:table-count="0" meta:image-count="0" meta:object-count="0" meta:page-count="4" meta:paragraph-count="27" meta:word-count="1114" meta:character-count="6757" meta:non-whitespace-character-count="5668"/>
    <meta:template xlink:type="simple" xlink:actuate="onRequest" xlink:title="" xlink:href="Normal"/>
  </office:meta>
</office:document-meta>
</file>